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676cm" style:rel-column-width="22543*"/>
    </style:style>
    <style:style style:name="Tabla1.B" style:family="table-column">
      <style:table-column-properties style:column-width="10.825cm" style:rel-column-width="42992*"/>
    </style:style>
    <style:style style:name="Tabla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126cm" style:rel-column-width="16383*"/>
    </style:style>
    <style:style style:name="Tabla3.D" style:family="table-column">
      <style:table-column-properties style:column-width="4.126cm" style:rel-column-width="16386*"/>
    </style:style>
    <style:style style:name="Tabla3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663c8f" officeooo:paragraph-rsid="00663c8f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6833be" officeooo:paragraph-rsid="006833be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9762d9" officeooo:paragraph-rsid="009762d9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a4175d" officeooo:paragraph-rsid="00a4175d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a6d5aa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b3768f" officeooo:paragraph-rsid="00b3768f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6ef31" style:font-size-asian="13.1000003814697pt" style:font-size-complex="15pt"/>
    </style:style>
    <style:style style:name="P20" style:family="paragraph" style:parent-style-name="Footer">
      <style:text-properties fo:font-size="2pt" style:font-size-asian="1.75pt" style:font-size-complex="2pt"/>
    </style:style>
    <style:style style:name="P2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22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23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5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6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2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30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31" style:family="paragraph" style:parent-style-name="Heading_20_2">
      <style:paragraph-properties fo:text-align="start" style:justify-single-word="false"/>
      <style:text-properties officeooo:rsid="00b6ef31" officeooo:paragraph-rsid="00b6ef31"/>
    </style:style>
    <style:style style:name="P3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b74bb6" style:font-size-asian="13.1000003814697pt" style:font-weight-asian="bold" style:font-size-complex="15pt" style:font-weight-complex="bold"/>
    </style:style>
    <style:style style:name="P3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b74bb6" style:font-size-asian="13.1000003814697pt" style:font-weight-asian="bold" style:font-size-complex="15pt" style:font-weight-complex="bold"/>
    </style:style>
    <style:style style:name="P35" style:family="paragraph" style:parent-style-name="Standard">
      <style:text-properties officeooo:paragraph-rsid="00b74bb6"/>
    </style:style>
    <style:style style:name="P36" style:family="paragraph" style:parent-style-name="Standard">
      <style:paragraph-properties fo:line-height="115%" fo:break-before="page"/>
      <style:text-properties fo:color="#2c3756" style:font-name="Lora" fo:font-size="25pt" fo:letter-spacing="0.035cm" officeooo:rsid="00348e1e" officeooo:paragraph-rsid="00348e1e" style:font-size-asian="25pt" style:font-size-complex="25pt"/>
    </style:style>
    <style:style style:name="P37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38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39" style:family="paragraph" style:parent-style-name="Heading_20_2">
      <style:paragraph-properties fo:text-align="start" style:justify-single-word="false"/>
      <style:text-properties officeooo:rsid="00b6ef31" officeooo:paragraph-rsid="00b74bb6"/>
    </style:style>
    <style:style style:name="P40" style:family="paragraph" style:parent-style-name="Heading_20_2">
      <style:paragraph-properties fo:text-align="start" style:justify-single-word="false"/>
      <style:text-properties officeooo:rsid="00b74bb6" officeooo:paragraph-rsid="00b74bb6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74bb6" style:font-size-asian="13.1000003814697pt" style:font-size-complex="15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74bb6" style:font-size-asian="13.1000003814697pt" style:font-size-complex="15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b74bb6" style:font-size-asian="13.1000003814697pt" style:font-size-complex="15pt"/>
    </style:style>
    <style:style style:name="P46" style:family="paragraph" style:parent-style-name="Table_20_Contents">
      <style:paragraph-properties fo:text-align="center" style:justify-single-word="false"/>
      <style:text-properties style:font-name="FreeSans" fo:font-size="15pt" officeooo:rsid="00b9b37a" officeooo:paragraph-rsid="00b9b37a" style:font-size-asian="13.1000003814697pt" style:font-size-complex="15pt"/>
    </style:style>
    <style:style style:name="P47" style:family="paragraph" style:parent-style-name="Table_20_Contents">
      <style:text-properties style:font-name="FreeSans" fo:font-size="14pt" officeooo:rsid="00348e1e" officeooo:paragraph-rsid="00b74bb6" style:font-size-asian="14pt" style:font-size-complex="14pt"/>
    </style:style>
    <style:style style:name="P48" style:family="paragraph" style:parent-style-name="Table_20_Contents">
      <style:text-properties style:font-name="FreeSans" fo:font-size="14pt" officeooo:rsid="00663c8f" officeooo:paragraph-rsid="00b74bb6" style:font-size-asian="14pt" style:font-size-complex="14pt"/>
    </style:style>
    <style:style style:name="P49" style:family="paragraph" style:parent-style-name="Table_20_Contents">
      <style:text-properties style:font-name="FreeSans" fo:font-size="14pt" officeooo:rsid="00a4175d" officeooo:paragraph-rsid="00b74bb6" style:font-size-asian="14pt" style:font-size-complex="14pt"/>
    </style:style>
    <style:style style:name="P50" style:family="paragraph" style:parent-style-name="Table_20_Contents">
      <style:text-properties style:font-name="FreeSans" fo:font-size="14pt" officeooo:rsid="006833be" officeooo:paragraph-rsid="00b74bb6" style:font-size-asian="14pt" style:font-size-complex="14pt"/>
    </style:style>
    <style:style style:name="P51" style:family="paragraph" style:parent-style-name="Table_20_Contents">
      <style:text-properties style:font-name="FreeSans" fo:font-size="14pt" officeooo:rsid="00a51da2" officeooo:paragraph-rsid="00b74bb6" style:font-size-asian="14pt" style:font-size-complex="14pt"/>
    </style:style>
    <style:style style:name="P52" style:family="paragraph" style:parent-style-name="Table_20_Contents">
      <style:text-properties style:font-name="FreeSans" fo:font-size="14pt" officeooo:rsid="00b3768f" officeooo:paragraph-rsid="00b74bb6" style:font-size-asian="14pt" style:font-size-complex="14pt"/>
    </style:style>
    <style:style style:name="P53" style:family="paragraph" style:parent-style-name="Table_20_Contents">
      <style:text-properties style:font-name="FreeSans" fo:font-size="14pt" officeooo:rsid="009762d9" officeooo:paragraph-rsid="00b74bb6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b74bb6" style:font-size-asian="14pt" style:font-size-complex="14pt"/>
    </style:style>
    <style:style style:name="P55" style:family="paragraph" style:parent-style-name="Table_20_Contents">
      <style:text-properties style:font-name="FreeSans" fo:font-size="14pt" officeooo:rsid="00b74bb6" officeooo:paragraph-rsid="00b74bb6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style:font-name="FreeSans" fo:font-size="14pt" officeooo:rsid="00b9b37a" officeooo:paragraph-rsid="00b9b37a" style:font-size-asian="14pt" style:font-size-complex="14pt"/>
    </style:style>
    <style:style style:name="P57" style:family="paragraph">
      <loext:graphic-properties draw:fill-color="#2c3756"/>
    </style:style>
    <style:style style:name="P58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9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1cbbd" style:font-size-asian="14pt" style:font-size-complex="14pt"/>
    </style:style>
    <style:style style:name="T8" style:family="text">
      <style:text-properties officeooo:rsid="0096f53f"/>
    </style:style>
    <style:style style:name="T9" style:family="text">
      <style:text-properties officeooo:rsid="009762d9"/>
    </style:style>
    <style:style style:name="T10" style:family="text">
      <style:text-properties officeooo:rsid="00a51da2"/>
    </style:style>
    <style:style style:name="T11" style:family="text">
      <style:text-properties officeooo:rsid="00a6d5aa"/>
    </style:style>
    <style:style style:name="T12" style:family="text">
      <style:text-properties officeooo:rsid="00a7ea9d"/>
    </style:style>
    <style:style style:name="T13" style:family="text">
      <style:text-properties officeooo:rsid="00b2a577"/>
    </style:style>
    <style:style style:name="T14" style:family="text">
      <style:text-properties officeooo:rsid="00b74bb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b7ec3d"/>
    </style:style>
    <style:style style:name="T17" style:family="text">
      <style:text-properties officeooo:rsid="00b9b37a"/>
    </style:style>
    <style:style style:name="T1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57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8" draw:name="Shape2" draw:style-name="gr4" draw:text-style-name="P57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26">Seguimiento de riesgos</text:p>
      <text:p text:style-name="P24"><draw:frame draw:style-name="fr2" draw:name="Image1" text:anchor-type="as-char" svg:width="14.6cm" svg:height="6.6cm" draw:z-index="10"><draw:image xlink:href="Pictures/1000020100000226000000FA04E233DC2B932CD2.png" xlink:type="simple" xlink:show="embed" xlink:actuate="onLoad" loext:mime-type="image/png"/></draw:frame></text:p>
      <text:p text:style-name="P25"><text:span text:style-name="T5">Proyecto </text:span><text:span text:style-name="T4">Colibrí</text:span></text:p>
      <text:p text:style-name="P21"/>
      <text:p text:style-name="P23">Asignatura</text:p>
      <text:p text:style-name="P21">Laboratorio de desarrollo de software</text:p>
      <text:p text:style-name="P21"/>
      <text:p text:style-name="P23">Autor<text:span text:style-name="T13">es</text:span></text:p>
      <text:p text:style-name="P22">Cinthia Lima</text:p>
      <text:p text:style-name="P21"/>
      <text:p text:style-name="P23">Fecha de redacción</text:p>
      <text:p text:style-name="P21"><text:span text:style-name="T14">20</text:span>/<text:span text:style-name="T14">05</text:span>/<text:span text:style-name="T2">2019</text:span></text:p>
      <text:p text:style-name="P30"><draw:custom-shape text:anchor-type="paragraph" draw:z-index="1" draw:name="Shape1" draw:style-name="gr2" draw:text-style-name="P58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60" svg:width="6.501cm" svg:height="18.5cm" svg:x="0.499cm" svg:y="0.75cm"><draw:text-box><text:p text:style-name="P59"><text:span text:style-name="T18">Este documento incluye una lista de los riesgos identificados y vigentes en el proyecto, con acciones específicas de contingencia o mitigación.</text:span></text:p><text:p text:style-name="P59"><text:span text:style-name="T18">También se llevará a cabo un seguimiento de cada riesgo para tener registro de las acciones tomadas para cada uno.</text:span></text:p></draw:text-box></draw:frame></text:p>
      <text:p text:style-name="P36"><text:span text:style-name="T15">Seguimiento de riesgos</text:span></text:p>
      <text:p text:style-name="P37">Riesgo <text:span text:style-name="T8">04</text:span>:</text:p>
      <text:p text:style-name="P28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8">R0<text:span text:style-name="T9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1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1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1">Limite de tiempo insuficiente</text:p>
          </table:table-cell>
        </table:table-row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1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9">Puede que el límite de tiempo establecido no sea 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1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1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1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1">La poca experiencia de desarrollo del equipo puede llevar a que las tareas de desarrollo lleven más tiempo de los esperado. La estimación puedo haber sido muy optimista.</text:p>
            <text:p text:style-name="P12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1">Lograr ver los avances del desarrollo lleva más tiempo. <text:span text:style-name="T10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2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2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2">Reducción: Realizar los planes de iteración y verificar que se cumplan con las fechas de entrega. <text:span text:style-name="T11">Hacer seguimientos de los avances de cada miembro del equipo y en caso de haberlos discutir al respecto. </text:span></text:p>
            <text:p text:style-name="P12">Contingencia: <text:span text:style-name="T11">Solicitar una reunión con el cliente para explicarle las causas de la no entrega del </text:span><text:soft-page-break/><text:span text:style-name="T11">software y mediar la posibilidad de una prórroga para terminar el desarrollo del sistema.</text:span></text:p>
            <text:p text:style-name="P14">Entregar avances parciales ?</text:p>
          </table:table-cell>
        </table:table-row>
        <table:table-row>
          <table:table-cell table:style-name="Table13.A2" office:value-type="string">
            <text:p text:style-name="P10">Estado</text:p>
          </table:table-cell>
          <table:table-cell table:style-name="Table13.B15" office:value-type="string">
            <text:p text:style-name="P10">Activo</text:p>
          </table:table-cell>
        </table:table-row>
      </table:table>
      <text:p text:style-name="P29"/>
      <text:p text:style-name="P27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15">Estrategia de respuesta</text:p>
          </table:table-cell>
          <table:table-cell table:style-name="Table16.A1" office:value-type="string">
            <text:p text:style-name="P15">Responsable</text:p>
          </table:table-cell>
          <table:table-cell table:style-name="Table16.A1" office:value-type="string">
            <text:p text:style-name="P15">Respuesta al riesgos</text:p>
          </table:table-cell>
          <table:table-cell table:style-name="Table16.D1" office:value-type="string">
            <text:p text:style-name="P15">Etapa</text:p>
          </table:table-cell>
        </table:table-row>
        <table:table-row>
          <table:table-cell table:style-name="Table16.A2" office:value-type="string">
            <text:p text:style-name="P17">Reducción</text:p>
          </table:table-cell>
          <table:table-cell table:style-name="Table16.C2" office:value-type="string">
            <text:p text:style-name="P17">Cinthia Lima</text:p>
            <text:p text:style-name="P17">Ariel Machini</text:p>
          </table:table-cell>
          <table:table-cell table:style-name="Table16.C2" office:value-type="string">
            <text:p text:style-name="P17"><text:span text:style-name="T7">P</text:span><text:span text:style-name="T6">lanes de iteración</text:span></text:p>
            <text:p text:style-name="P13">Seguimientos de avances</text:p>
          </table:table-cell>
          <table:table-cell table:style-name="Table16.D2" office:value-type="string">
            <text:p text:style-name="P17">4ta Iteración</text:p>
          </table:table-cell>
        </table:table-row>
        <table:table-row>
          <table:table-cell table:style-name="Table16.A3" office:value-type="string">
            <text:p text:style-name="P17">Contingencia</text:p>
          </table:table-cell>
          <table:table-cell table:style-name="Table16.C3" office:value-type="string">
            <text:p text:style-name="P17">Cinthia Lima</text:p>
            <text:p text:style-name="P17">Ariel Machini</text:p>
          </table:table-cell>
          <table:table-cell table:style-name="Table16.C3" office:value-type="string">
            <text:p text:style-name="P17">Reunión con cliente para solicitar pr<text:span text:style-name="T12">ó</text:span>rroga</text:p>
          </table:table-cell>
          <table:table-cell table:style-name="Table16.D3" office:value-type="string">
            <text:p text:style-name="P18">4ta Iteración</text:p>
          </table:table-cell>
        </table:table-row>
      </table:table>
      <text:p text:style-name="P27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16">Fecha</text:p>
          </table:table-cell>
          <table:table-cell table:style-name="Table17.A1" office:value-type="string">
            <text:p text:style-name="P16">Etapa</text:p>
          </table:table-cell>
          <table:table-cell table:style-name="Table17.A1" office:value-type="string">
            <text:p text:style-name="P16">Comentario</text:p>
          </table:table-cell>
          <table:table-cell table:style-name="Table17.D1" office:value-type="string">
            <text:p text:style-name="P16">Responsable</text:p>
          </table:table-cell>
        </table:table-row>
        <table:table-row>
          <table:table-cell table:style-name="Table17.A2" office:value-type="string">
            <text:p text:style-name="P19">3/05/201<text:span text:style-name="T14">9</text:span></text:p>
          </table:table-cell>
          <table:table-cell table:style-name="Table17.C2" office:value-type="string">
            <text:p text:style-name="P31">4ta Fase - 4ta Iteración</text:p>
          </table:table-cell>
          <table:table-cell table:style-name="Table17.C2" office:value-type="string">
            <text:p text:style-name="P19">Se culmino el plan de la 4ta iteración con más del 50 de las actividades propuestas.</text:p>
          </table:table-cell>
          <table:table-cell table:style-name="Table17.D2" office:value-type="string">
            <text:p text:style-name="P19">Cinthia Lima</text:p>
            <text:p text:style-name="P19">Ariel Machini</text:p>
          </table:table-cell>
        </table:table-row>
        <table:table-row>
          <table:table-cell table:style-name="Table17.A3" office:value-type="string">
            <text:p text:style-name="P42">04/05/2019</text:p>
          </table:table-cell>
          <table:table-cell table:style-name="Table17.C3" office:value-type="string">
            <text:p text:style-name="P40">4ta Fase – 5ta Iteración</text:p>
          </table:table-cell>
          <table:table-cell table:style-name="Table17.C3" office:value-type="string">
            <text:p text:style-name="P42">Se creo un nuevo plan de iteración</text:p>
          </table:table-cell>
          <table:table-cell table:style-name="Table17.D3" office:value-type="string">
            <text:p text:style-name="P42">Cinthia Lima</text:p>
            <text:p text:style-name="P42">Ariel Machini</text:p>
          </table:table-cell>
        </table:table-row>
      </table:table>
      <text:p text:style-name="P27"/>
      <text:p text:style-name="P38"/>
      <text:p text:style-name="P32"/>
      <text:p text:style-name="P32"/>
      <text:p text:style-name="P32"/>
      <text:p text:style-name="P32"><text:soft-page-break/>Riesgo <text:span text:style-name="T8">06</text:span>:</text:p>
      <text:p text:style-name="P34">Ley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7">Número de referencia</text:p>
          </table:table-cell>
          <table:table-cell table:style-name="Tabla1.B1" office:value-type="string">
            <text:p text:style-name="P48">R0<text:span text:style-name="T14">6</text:span></text:p>
          </table:table-cell>
        </table:table-row>
        <table:table-row>
          <table:table-cell table:style-name="Tabla1.A2" office:value-type="string">
            <text:p text:style-name="P47">Fecha de identificación</text:p>
          </table:table-cell>
          <table:table-cell table:style-name="Tabla1.B2" office:value-type="string">
            <text:p text:style-name="P49">10/2017</text:p>
          </table:table-cell>
        </table:table-row>
        <table:table-row>
          <table:table-cell table:style-name="Tabla1.A2" office:value-type="string">
            <text:p text:style-name="P47">Etapa</text:p>
          </table:table-cell>
          <table:table-cell table:style-name="Tabla1.B3" office:value-type="string">
            <text:p text:style-name="P49">2da Iteración</text:p>
          </table:table-cell>
        </table:table-row>
        <table:table-row>
          <table:table-cell table:style-name="Tabla1.A2" office:value-type="string">
            <text:p text:style-name="P47">Nombre del riesgo</text:p>
          </table:table-cell>
          <table:table-cell table:style-name="Tabla1.B4" office:value-type="string">
            <text:p text:style-name="P55">Presencia del cliente durante el desarrollo</text:p>
          </table:table-cell>
        </table:table-row>
        <table:table-row>
          <table:table-cell table:style-name="Tabla1.A2" office:value-type="string">
            <text:p text:style-name="P47">Categoría</text:p>
          </table:table-cell>
          <table:table-cell table:style-name="Tabla1.B5" office:value-type="string">
            <text:p text:style-name="P55">Compromiso del cliente</text:p>
          </table:table-cell>
        </table:table-row>
        <table:table-row>
          <table:table-cell table:style-name="Tabla1.A2" office:value-type="string">
            <text:p text:style-name="P47">Descripción</text:p>
          </table:table-cell>
          <table:table-cell table:style-name="Tabla1.B6" office:value-type="string">
            <text:p text:style-name="P55">El cliente no estará presente durante todo el desarrollo del proyecto para brindar su ayuda/opinión. </text:p>
          </table:table-cell>
        </table:table-row>
        <table:table-row>
          <table:table-cell table:style-name="Tabla1.A2" office:value-type="string">
            <text:p text:style-name="P47">Impacto</text:p>
          </table:table-cell>
          <table:table-cell table:style-name="Tabla1.B7" office:value-type="string">
            <text:p text:style-name="P55">5</text:p>
          </table:table-cell>
        </table:table-row>
        <table:table-row>
          <table:table-cell table:style-name="Tabla1.A2" office:value-type="string">
            <text:p text:style-name="P47">Probabilidad</text:p>
          </table:table-cell>
          <table:table-cell table:style-name="Tabla1.B8" office:value-type="string">
            <text:p text:style-name="P55">30%</text:p>
          </table:table-cell>
        </table:table-row>
        <table:table-row>
          <table:table-cell table:style-name="Tabla1.A2" office:value-type="string">
            <text:p text:style-name="P47">Factor</text:p>
          </table:table-cell>
          <table:table-cell table:style-name="Tabla1.B9" office:value-type="string">
            <text:p text:style-name="P55">150</text:p>
          </table:table-cell>
        </table:table-row>
        <table:table-row>
          <table:table-cell table:style-name="Tabla1.A2" office:value-type="string">
            <text:p text:style-name="P47">Causas</text:p>
          </table:table-cell>
          <table:table-cell table:style-name="Tabla1.B10" office:value-type="string">
            <text:p text:style-name="P55">Los clientes tienen responsabilidades y no pueden estar constantemente observando los avances del equipo y respondiendo a sus inquietudes.</text:p>
          </table:table-cell>
        </table:table-row>
        <table:table-row>
          <table:table-cell table:style-name="Tabla1.A2" office:value-type="string">
            <text:p text:style-name="P47">Síntomas</text:p>
          </table:table-cell>
          <table:table-cell table:style-name="Tabla1.B11" office:value-type="string">
            <text:p text:style-name="P55">La falta del cliente en el desarrollo puede llevar a fracasar al proyecto por no cumplir sus expectativas o su usabilidad.</text:p>
          </table:table-cell>
        </table:table-row>
        <table:table-row>
          <table:table-cell table:style-name="Tabla1.A2" office:value-type="string">
            <text:p text:style-name="P47">Estrategia de respuesta</text:p>
          </table:table-cell>
          <table:table-cell table:style-name="Tabla1.B12" office:value-type="string">
            <text:p text:style-name="P51">Reducción</text:p>
          </table:table-cell>
        </table:table-row>
        <table:table-row>
          <table:table-cell table:style-name="Tabla1.A2" office:value-type="string">
            <text:p text:style-name="P47">Responsable</text:p>
          </table:table-cell>
          <table:table-cell table:style-name="Tabla1.B13" office:value-type="string">
            <text:p text:style-name="P51">Cinthia Lima, Ariel Machini</text:p>
          </table:table-cell>
        </table:table-row>
        <table:table-row>
          <table:table-cell table:style-name="Tabla1.A2" office:value-type="string">
            <text:p text:style-name="P47">Respuesta al riesgo</text:p>
          </table:table-cell>
          <table:table-cell table:style-name="Tabla1.B14" office:value-type="string">
            <text:p text:style-name="P55">Reducción: Se <text:span text:style-name="T16">programaran</text:span> <text:span text:style-name="T16">reuniones con los </text:span>cliente<text:span text:style-name="T16">s</text:span> para mostrarles los avances al terminar <text:span text:style-name="T17">una o dos iteraciones, de acuerda a sus duración. También se le harán consultas vía correo electrónico de ser necesarias de manera inmediata.</text:span></text:p>
          </table:table-cell>
        </table:table-row>
        <table:table-row>
          <table:table-cell table:style-name="Tabla1.A2" office:value-type="string">
            <text:p text:style-name="P53">Estado</text:p>
          </table:table-cell>
          <table:table-cell table:style-name="Tabla1.B15" office:value-type="string">
            <text:p text:style-name="P53">Activo</text:p>
          </table:table-cell>
        </table:table-row>
      </table:table>
      <text:p text:style-name="P35"/>
      <text:p text:style-name="P33">Plan de riesgos</text:p>
      <table:table table:name="Tabla2" table:style-name="Tabla2">
        <table:table-column table:style-name="Tabla2.A" table:number-columns-repeated="3"/>
        <table:table-column table:style-name="Tabla2.D"/>
        <text:soft-page-break/>
        <table:table-row>
          <table:table-cell table:style-name="Tabla2.A1" office:value-type="string">
            <text:p text:style-name="P43">Estrategia de respuesta</text:p>
          </table:table-cell>
          <table:table-cell table:style-name="Tabla2.A1" office:value-type="string">
            <text:p text:style-name="P43">Responsable</text:p>
          </table:table-cell>
          <table:table-cell table:style-name="Tabla2.A1" office:value-type="string">
            <text:p text:style-name="P43">Respuesta al riesgos</text:p>
          </table:table-cell>
          <table:table-cell table:style-name="Tabla2.D1" office:value-type="string">
            <text:p text:style-name="P43">Etapa</text:p>
          </table:table-cell>
        </table:table-row>
        <table:table-row>
          <table:table-cell table:style-name="Tabla2.A2" office:value-type="string">
            <text:p text:style-name="P46">Reducción</text:p>
          </table:table-cell>
          <table:table-cell table:style-name="Tabla2.C2" office:value-type="string">
            <text:p text:style-name="P46">Ariel Machini</text:p>
          </table:table-cell>
          <table:table-cell table:style-name="Tabla2.C2" office:value-type="string">
            <text:p text:style-name="P56">Programar reuniones con los clientes</text:p>
          </table:table-cell>
          <table:table-cell table:style-name="Tabla2.D2" office:value-type="string">
            <text:p text:style-name="P46">Iteración 5</text:p>
          </table:table-cell>
        </table:table-row>
      </table:table>
      <text:p text:style-name="P33">Seguimiento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44">Fecha</text:p>
          </table:table-cell>
          <table:table-cell table:style-name="Tabla3.A1" office:value-type="string">
            <text:p text:style-name="P44">Etapa</text:p>
          </table:table-cell>
          <table:table-cell table:style-name="Tabla3.A1" office:value-type="string">
            <text:p text:style-name="P44">Comentario</text:p>
          </table:table-cell>
          <table:table-cell table:style-name="Tabla3.D1" office:value-type="string">
            <text:p text:style-name="P44">Responsable</text:p>
          </table:table-cell>
        </table:table-row>
        <table:table-row>
          <table:table-cell table:style-name="Tabla3.A2" office:value-type="string">
            <text:p text:style-name="P41">-</text:p>
          </table:table-cell>
          <table:table-cell table:style-name="Tabla3.C2" office:value-type="string">
            <text:p text:style-name="P39">-</text:p>
          </table:table-cell>
          <table:table-cell table:style-name="Tabla3.C2" office:value-type="string">
            <text:p text:style-name="P41">-</text:p>
          </table:table-cell>
          <table:table-cell table:style-name="Tabla3.D2" office:value-type="string">
            <text:p text:style-name="P41">-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5</text:page-number><text:s/>DE <text:page-count>6</text:page-count></text:p>
      </style:header>
      <style:header-first>
        <text:p text:style-name="MP2"><text:span text:style-name="MT2">SEGUIMIENTO DE RIESGOS — </text:span>PÁGINA <text:page-number text:select-page="current">1</text:page-number><text:s/>DE <text:page-count>6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9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5-26T17:02:00.146089751</dc:date>
    <meta:editing-duration>PT9H4M59S</meta:editing-duration>
    <meta:editing-cycles>134</meta:editing-cycles>
    <meta:generator>LibreOffice/6.0.7.3$Linux_X86_64 LibreOffice_project/00m0$Build-3</meta:generator>
    <meta:document-statistic meta:table-count="8" meta:image-count="3" meta:object-count="0" meta:page-count="6" meta:paragraph-count="136" meta:word-count="501" meta:character-count="3214" meta:non-whitespace-character-count="2839"/>
  </office:meta>
</office:document-meta>
</file>